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348cm" fo:min-width="4.94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cm" svg:height="6.5cm" svg:x="5.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367cm" svg:height="2.628cm" draw:transform="skewX (-0.245916891606001) rotate (-0.857654794430015) translate (7.42953481060251cm 3.19015133141258cm)" svg:viewBox="0 0 2368 2629" svg:d="M0 12c195 39 810-159 612 278-110 241-66 603 171 618 260 16 593 5 658 237 61 216-88 553 153 690 222 125 612-126 733 197l-86 242 29 277 98 78">
          <text:p/>
        </draw:path>
        <draw:custom-shape draw:style-name="gr3" draw:text-style-name="P1" draw:layer="layout" svg:width="0.3cm" svg:height="0.3cm" svg:x="7.9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7.9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7.9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7.9cm" svg:y="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7.9cm" svg:y="4.6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2.367cm" svg:height="2.628cm" draw:transform="skewX (-0.245916891606001) rotate (-0.857654794430015) translate (10.4295348106025cm 3.19015133141258cm)" svg:viewBox="0 0 2368 2629" svg:d="M0 12c195 39 810-159 612 278-110 241-66 603 171 618 260 16 593 5 658 237 61 216-88 553 153 690 222 125 612-126 733 197l-86 242 29 277 98 78">
          <text:p/>
        </draw:path>
        <draw:custom-shape draw:style-name="gr3" draw:text-style-name="P1" draw:layer="layout" svg:width="0.3cm" svg:height="0.3cm" svg:x="10.9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10.9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10.9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10.9cm" svg:y="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10.9cm" svg:y="4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1.3cm" svg:x="6.2cm" svg:y="7.1cm">
          <draw:text-box>
            <text:p text:style-name="P2"><text:span text:style-name="T1">Thread 1</text:span></text:p>
            <text:p text:style-name="P2"><text:span text:style-name="T1">&amp; its stack</text:span></text:p>
          </draw:text-box>
        </draw:frame>
        <draw:frame draw:style-name="gr4" draw:text-style-name="P3" draw:layer="layout" svg:width="2.5cm" svg:height="1.3cm" svg:x="9.4cm" svg:y="7.1cm">
          <draw:text-box>
            <text:p text:style-name="P2"><text:span text:style-name="T1">Thread N</text:span></text:p>
            <text:p text:style-name="P2"><text:span text:style-name="T1">&amp; its stack</text:span></text:p>
          </draw:text-box>
        </draw:frame>
        <draw:frame draw:style-name="gr5" draw:text-style-name="P4" draw:layer="layout" svg:width="1.035cm" svg:height="0.962cm" svg:x="8.7cm" svg:y="5.4cm">
          <draw:text-box>
            <text:p>...</text:p>
          </draw:text-box>
        </draw:frame>
        <draw:frame draw:style-name="gr5" draw:text-style-name="P4" draw:layer="layout" svg:width="7.017cm" svg:height="0.962cm" svg:x="5.5cm" svg:y="9.4cm">
          <draw:text-box>
            <text:p>Multi-threaded Proces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y </meta:initial-creator>
    <meta:creation-date>2015-07-14T15:26:28.272024953</meta:creation-date>
    <dc:date>2015-07-14T15:51:14.080857848</dc:date>
    <dc:creator>nikolay </dc:creator>
    <meta:editing-duration>PT23M23S</meta:editing-duration>
    <meta:editing-cycles>2</meta:editing-cycles>
    <meta:generator>LibreOffice/4.4.2.2$Linux_X86_64 LibreOffice_project/40m0$Build-2</meta:generator>
    <meta:document-statistic meta:object-count="17"/>
  </office:meta>
</office:document-meta>
</file>